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Ab. Finzi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Jacob (Biblical patriarch)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2</text:p>
      <text:p text:style-name="P6">Number of Sheets<text:tab/><text:tab/><text:tab/><text:tab/>5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Front Cover]</text:p>
      <text:p text:style-name="P2">The prophetic blessing of Jacob/</text:p>
      <text:p text:style-name="P2"/>
      <text:p text:style-name="P2">Written by my friend/</text:p>
      <text:p text:style-name="P2">Ab Finzi/</text:p>
      <text:p text:style-name="P2"/>
      <text:p text:style-name="P3">[Page 1]</text:p>
      <text:p text:style-name="P4">[Hebrew]/</text:p>
      <text:p text:style-name="P3"><text:tab/>"So they read in the Book, in the Law of God distinctly, and they gave/ the sense and caused them to understand the reading"--(Nehemiah Chap. 8<text:span text:style-name="T1">th</text:span><text:span text:style-name="T2">. V. 8</text:span><text:span text:style-name="T1">th</text:span><text:span text:style-name="T2">.)/</text:span></text:p>
      <text:p text:style-name="P7"><text:tab/>Dear Brethren./</text:p>
      <text:p text:style-name="P3"><text:span text:style-name="T2"><text:tab/><text:tab/>The veneration in which we hold the sacred writings,/ would greatly diminish in its value, were it only passive, or the mere effect/ of an habitual example; for to use a comparison; whom do you believe/ will be better impressed with awe and admiration for the work of God?/ <text:s/>he, who raising his eyes to the firmament, sees in the stars so many spark-/ling spots, suspended above to illumine his nightly path, or he who has/ learnt their nature, their system, their various course through the space, and/ who beholds in them myriads of worlds ready to perform the task imposed on/ them by their mighty Creator.-- <text:s/>Will not the knowledge of the latter give him/ a more sublime idea of the Deity and his boundless power, than that which/ the former possesses? <text:s/>Now we will arrive at the same conclusion with respect/ to Holy Writ, He who peruses it and admires the purity and loftiness of its/ diction, without diving into its meaning, cannot certainly be on a par with/ him who not content with </text:span><text:soft-page-break/><text:span text:style-name="T2">the surface will search into its inward beauty./</text:span></text:p>
      <text:p text:style-name="Standard"><text:span text:style-name="T3"><text:tab/>To these reflections which now strike </text:span><text:span text:style-name="T4">our</text:span> mind, our ancestors must have also/ been awake, when they requested their generous leader Ezra to expound to them/ the Law of God.--Seventy years of Babylonian servitude had erased from/ the mind of the majority the knowledge of the Hebrew language; that of/ Chaldea had superseded it; They assembled within the walls of the Sanctuary/ on their Sabbaths and Festivals to hear a portion of the Pentateuch, but few/ were those who could comprehend it in its original text.--It then became/ indispensable to resort to some means in order that the people might be/</text:p>
      <text:p text:style-name="Standard"/>
      <text:p text:style-name="Standard">[Page 2]</text:p>
      <text:p text:style-name="Standard">taught the duties contained in the Mosaic code, hence we find that beside/ Ezra the priest, who was acknowledged as supreme chief of Israel, and best/ expositor of their Laws, other eminent Jews, like Joshua, Shabbethai, Iszabad,/ and their colleagues, joined in elucidating the sacred pages to their brethren who/ had returned from the captivity; and so far they succeeded in their noble/ vocation, as to excise in many of them respect for their ancient institutions,/ and love for their Divine Author.-- <text:s/>But this state of things, which under/ different circumstances would have been but temporary, for a few years settle-/ment in the Holy Land might have sufficed to revive the Hebrew tongue/ among our predecessors, was not the case with them./</text:p>
      <text:p text:style-name="Standard"><text:tab/>It would be unjust however to assert that this evil could be easily/ obviated, for many impediments militated against it. <text:s/>Companies of a/ large number of Israelites whose interest or connexions had induced them/ to remain in Babylon, even after the edict of Cyrus had been promulgated,/ occasionally returned to the countries of Judea; They were totally ignorant/ of the vernacular speech, and lest their intercourse with the rest of their/ Brethren should be impeded by that difficulty, the Chaldaic language was necessarily/ kept alive amidst our Nation. <text:s/>Again; you all know how eventful was the/ history of our Fathers during the second Temple: debarred at first by jealousy/ from rebuilding that structure, they had scarcely begun to re-visit its sacred/ Halls, when hordes of foreign people invaded their cities, their languages of/ an entirely different nature, when blended with the hebrews', produced a/ barbaric jargon which marred the purity of the latter. <text:s/>But another/ and a stronger obstacle unfortunately intervened against the diffusion of/ the Holy tongue among our progenitors; I mean their intermarriages with/ idolatrous women; <text:s/>In vain did their leaders protest; to no purpose they/ excommunicated the perpetrators, because they foresaw the baneful consequences/ which would have accrued from that crime; They disobeyed; and their children/</text:p>
      <text:p text:style-name="Standard"/>
      <text:p text:style-name="Standard">[Page 3]</text:p>
      <text:p text:style-name="Standard">under the Tuition of their mothers, were every day more estranged from the lan-/guage of their forefathers, Even as early as the time of Nehemiah, we perceive/ this awful sin predominating among our people, Thus that man of God complains,/ "In those days also saw I Jews that had married wives of Ashdot, of/ Amman and of Moab; and their children spakehalf in the speech of Ashdot, &amp;/ the Jewish language they knew not, but could speak according to the language/ of each people." <text:s/>Consequently to preserve against so many obstructions, the/ law of Sinai amidst Israel, a clear exposition of the same was of paramount/ necessity. <text:s/>We have no written record of any version of the Bible previous/ to the last dispersion, but, that there existed several we deduce from sundry/ passages in the Talmud; It is probable however as a modern Author of great/ celebrity observes, that these translations ranked under the same law relative to the/ oral traditions, which were to be learnt only by rote.--But although the exposi-/tors of the law had all adopted in their versions the Chaldaic, on account of its/ popularity, yet it appears that they varied much in their translations, each render-/ing the sense of the text, in the manner which he deemed the most explicit, or/ couching his language in a style that he esteemed the most elegant; That these/ discrepancies should have existed does not at all surprise us, but that in process of/ time they might have given rise to confusion as to the right understanding of the/ Scriptures, we can <text:soft-page-break/>easily conceive; To prevent it, as well as to supply every teacher/ with a standard whereby to facilitate the comprehension of the Five Books of/ Moses. <text:s/>The illustrious proselyte "Onkelos," who flourished some years after the/ second dispersion, submitted to the judgment of his preceptors R. Joshua &amp; R./ Eliezer, a well digested interpretation of those sacred volumes, which they lauded/ and approved. <text:s/>I do not assume to say that I have scanned the work of this/ ancient teacher, so as to be able to pronounce an impartial opinion, nor do I feel/</text:p>
      <text:p text:style-name="Standard"/>
      <text:p text:style-name="Standard">[Page 4]</text:p>
      <text:p text:style-name="Standard">myself competent to do so, but this much I can assert that it is so highly reputed/ by the Israelites in general, that in my native land, each section of it is read/ every week, together with the original Hebrew.--Thanks to this translation/ of "Onkelos" our brethren who lacked knowledge in their primitive language,/ received through it's organ religious instruction touching their line of conduct as/ Jews. <text:s/>But a still greater advantage they derived from the same work: it's/ author did not, like the major part of our modern translators, adhere servilely/ to the Text, he hesitated not to deviate from it, when he with his sagacious mind/ perceived, that to convey a right sense such a freedom was requisite./</text:p>
      <text:p text:style-name="Standard"><text:tab/>He for instance understood that in the lesson we have been perusing this/ morning, the forty ninth chapter if rendered according to the letter would be almost/ incomprehensible, for it is so concise, so full of allegories, and so very peculiar in/ its expressions, that no one unless deeply versed with our national vicissitudes, could/ dive into its real signification, wherefore casting off the shackles of servility,/ he ranged through it without restraint, and thereby shed light on many obscure/ passages;--This example I have chosen to day to imitate, and humbly will/ I also submit to your judgment, a paraphrase of the above named chapter,/ which I trust will facilitate its understanding; It is not original, for who can/ boast of originality after the gigantic minds of hundreds of authors have been/ employed in elucidating the Scriptures? yet I can sincerely affirm that I have/ laboured to select from the best commentaries the sentiments that I conscienciously[sic!]/ believe to be the right, and if while I recite it your will compare it with the/ Hebrew text, and will recall to your mind at the same time the events in which/ subsequently our nation was involved, and ot which I judge our Father Jacob/ alluded, I doubt not but many of you will coincide with my opinion./</text:p>
      <text:p text:style-name="Standard"><text:tab/>Beloved Brethren, favor me with your attention.-- <text:s/>The last/ hour of Jacob's life having come near, he sent for his Sons and thus addressed/</text:p>
      <text:p text:style-name="Standard"/>
      <text:p text:style-name="Standard">[Page 5]</text:p>
      <text:p text:style-name="Standard">them.-- <text:s/>"Gather your household together that I may relate what will happen/ to you in future times; Be assembled and listen ye children of Jacob and hear-/ken to Israel your father."--/</text:p>
      <text:p text:style-name="Standard"><text:tab/>Reuben, thou art my first son, to whom the first produce of my labor,/ and the choice of my wealth appertained, thine would also have been the supremacy/ in sacerdotal dignity, and thine the pre-eminence in regal power, but when wan-/tonness stirred like as foaming waters, impelled thee to an act which my soul/ abhorreth (Genesis Chap. 35. V. 22<text:span text:style-name="T1">nd.</text:span><text:span text:style-name="T5">) honour &amp; dominion departed from thee, thy right of/ primogeniture devolved on Joseph, to whom I have given a portion above his Brethren,/ and Judah the fourth of my Sons shall be invested with sovereign authority (1</text:span><text:span text:style-name="T6">st</text:span><text:span text:style-name="T5"> Chroni-/cles Chap. 5</text:span><text:span text:style-name="T6">th</text:span><text:span text:style-name="T5"> V. 1</text:span><text:span text:style-name="T6">st</text:span><text:span text:style-name="T5"> &amp; 2</text:span><text:span text:style-name="T6">nd</text:span><text:span text:style-name="T5">) <text:s/></text:span></text:p>
      <text:p text:style-name="Standard"><text:span text:style-name="T5">Simeon and Levi are allied in work of cruelty, their weapons/ are the ministers of their vengeance. <text:s/>Wherefore I pray O God! let not my Soul/ be defiled by joining in their subtle devices, nor my glory be lowered by uniting/ with them, when they design to perpetrate iniquities; for it was in their irrepress-/-ible fury that they spilt the blood of men whom they enticed to enter the cove-/nant: and to gratify their selfwill they devastated a populous city (Genesis Chap. 35</text:span><text:span text:style-name="T6">th</text:span><text:span text:style-name="T5">/ V. 25</text:span><text:span text:style-name="T6">th</text:span><text:span text:style-name="T5"> 28</text:span><text:span text:style-name="T6">th</text:span><text:span text:style-name="T5"> &amp; 29</text:span><text:span text:style-name="T6">th</text:span><text:span text:style-name="T5">) <text:s/>May they never speed in their evil schemes, may their violent im-/pulses fail their directions, and when the time shall be arrived for them to/ share inheritance in the land of promise, may their lot be totally seperated[sic!];/ Let the territories of Simeon be intersected by Judah's possessions (Joshua Chap. 19</text:span><text:span text:style-name="T6">th</text:span><text:span text:style-name="T5">/ V. 1</text:span><text:span text:style-name="T6">st</text:span><text:span text:style-name="T5">.) and let Levi dwell in forty eight cities interspersed among the tribes of/ Israel.--(Joshua Chap. 21</text:span><text:span text:style-name="T6">st</text:span><text:span text:style-name="T5"> V. 8</text:span><text:span text:style-name="T6">th</text:span><text:span text:style-name="T5"> &amp; </text:span><text:soft-page-break/><text:span text:style-name="T5">41</text:span><text:span text:style-name="T6">st</text:span><text:span text:style-name="T5">)--/</text:span></text:p>
      <text:p text:style-name="Standard"><text:span text:style-name="T5"><text:tab/>But as for Judah, his Brothers shall pay him a tribute of honour, the/ first to follow the Ark of the testimony, his standard shall rank foremost/ amongst the Banners of Israel, (Numbers Chap. 2</text:span><text:span text:style-name="T6">nd</text:span><text:span text:style-name="T5"> V. 9</text:span><text:span text:style-name="T6">th</text:span><text:span text:style-name="T5">) Him also shall the Almighty/ choose to humiliate the arrogance of the Cananitish tribes, in the day that his/</text:span></text:p>
      <text:p text:style-name="Standard"><text:span text:style-name="T5"/></text:p>
      <text:p text:style-name="Standard"><text:span text:style-name="T5">[Page 6]</text:span></text:p>
      <text:p text:style-name="Standard"><text:span text:style-name="T5">sword shall mow down ten thousand of the enemies of the Lord in the city of/ Bezek (Judges Chap. 1</text:span><text:span text:style-name="T6">st</text:span><text:span text:style-name="T5"> V. 2</text:span><text:span text:style-name="T6">nd</text:span><text:span text:style-name="T5"> &amp; 4</text:span><text:span text:style-name="T6">th</text:span><text:span text:style-name="T5">) and when the Royal Diadem shall be placed on the head/ of the 1</text:span><text:span text:style-name="T6">st</text:span><text:span text:style-name="T5"> king of his lineage (2</text:span><text:span text:style-name="T6">nd</text:span><text:span text:style-name="T5"> Samuel Chap. 5</text:span><text:span text:style-name="T6">th</text:span><text:span text:style-name="T5"> V. 3</text:span><text:span text:style-name="T6">rd</text:span><text:span text:style-name="T5">) and with the Lord at his right/ hand he shall soar aloft.--and when after repeated victories he shall sheath his/ weapon and lie at rest, like a lion returning from prey, who shall rouse/ him up? <text:s/>No human power will deprive him of the sceptre which he wields,/ he shall bequeath it to Shiloh (from the root [Hebrew] to be tranquil) the king of peace, whom the/ Lord will vouchsafe to call Shelomok, for Shalom will reign in his days (1</text:span><text:span text:style-name="T6">st</text:span><text:span text:style-name="T5"> Chronicles/ Chap. 22</text:span><text:span text:style-name="T6">nd</text:span><text:span text:style-name="T5"> V. 9</text:span><text:span text:style-name="T6">th</text:span><text:span text:style-name="T5">) and to him people from remote regions shall come to bow (1</text:span><text:span text:style-name="T6">st</text:span><text:span text:style-name="T5"> Kings Chap. 10</text:span><text:span text:style-name="T6">th</text:span><text:span text:style-name="T5"> V. 21</text:span><text:span text:style-name="T6">st</text:span><text:span text:style-name="T5">) and/ Judah shall happily abide under his vine and under his fig-tree all the days of/ Solomon (1</text:span><text:span text:style-name="T6">st</text:span><text:span text:style-name="T5"> Kings Chap. 4</text:span><text:span text:style-name="T6">th</text:span><text:span text:style-name="T5"> V. 25</text:span><text:span text:style-name="T6">th</text:span><text:span text:style-name="T5">).--/</text:span></text:p>
      <text:p text:style-name="Standard"><text:span text:style-name="T5"><text:tab/>The inheritance of Zebulun shall fall unto Jared, at the uttermost/ border of the land of Judea (Joshua Chap. 19</text:span><text:span text:style-name="T6">th</text:span><text:span text:style-name="T5"> V. 10</text:span><text:span text:style-name="T6">th</text:span><text:span text:style-name="T5"> V 11</text:span><text:span text:style-name="T6">th</text:span><text:span text:style-name="T5">) bounded by the great Sea, he shall/ enrich himself by commercial intercourse with the Syrians and Phoenicians, who/ dwell at the foot of Lebanon in Sidon, and whose laden ships shall convey to/ him the treasures hid in the sand (Deuteronomy Chap. 33</text:span><text:span text:style-name="T6">rd</text:span><text:span text:style-name="T5"> V. 18</text:span><text:span text:style-name="T6">th</text:span><text:span text:style-name="T5"> V. 19</text:span><text:span text:style-name="T6">th</text:span><text:span text:style-name="T5">).--/</text:span></text:p>
      <text:p text:style-name="Standard"><text:span text:style-name="T5"><text:tab/>Not so with Issachar: averse to mercantile pursuits, for his soil will/ bring forth abundance of good: unskilful in battle, for the knowledge of the Law/ alone is his desire (1</text:span><text:span text:style-name="T6">st</text:span><text:span text:style-name="T5"> Chronicles Chap. 12</text:span><text:span text:style-name="T6">th</text:span><text:span text:style-name="T5"> V. 32</text:span><text:span text:style-name="T6">nd</text:span><text:span text:style-name="T5">) willingly will he pay a tribute to remain at/ his fire-side; and even at the glorious epoch of the coronation of David, when/ thousands of his brethren arrayed in armour, shall flock to Hebron to salute their/ Sovereign and offer their aid, two hundred only, of his tribe will repair thither/ unarmed (1</text:span><text:span text:style-name="T6">st</text:span><text:span text:style-name="T5"> Chronicles Chap 12</text:span><text:span text:style-name="T6">th.</text:span><text:span text:style-name="T5"> V. 32</text:span><text:span text:style-name="T6">nd.</text:span><text:span text:style-name="T5">).--/</text:span></text:p>
      <text:p text:style-name="Standard"><text:span text:style-name="T5"><text:tab/>Dan, though he be the Son of a handmaid will be charged with a highly/</text:span></text:p>
      <text:p text:style-name="Standard"><text:span text:style-name="T5"/></text:p>
      <text:p text:style-name="Standard"><text:span text:style-name="T5">[Page 7]</text:span></text:p>
      <text:p text:style-name="Standard"><text:span text:style-name="T5">important mission, placed as the rereward[sic!] of the whole Army of Israel, he is to/ avenge their cause on those who would fain impede their progress (Numbers Chap 2</text:span><text:span text:style-name="T6">nd.</text:span><text:span text:style-name="T5"> V. 31</text:span><text:span text:style-name="T6">st</text:span><text:span text:style-name="T5">)/ he will not allow the enemies to pursue their route, but as the serpent twirls round/ the body of his victim till vitality ceases, and as the sting of the adder envenoms/ man's channels of life, in like manner will Dan twist his scourge round the/ hoof of the courser, that the rider may fall transfixed by his sword.-- <text:s/>In so/ perilous a task for the aid of his brethren, may Heavenly help be at his side:/ It is in God that I trust for the salvation of Dan. <text:s/>[Hebrew] (is to be understood as an/ apostrophe).-- <text:s/>Gad's location will be in the east beyond the Jordan (Numbers/ Chap. 32</text:span><text:span text:style-name="T6">nd.</text:span><text:span text:style-name="T5"> V. 33</text:span><text:span text:style-name="T6">rd.</text:span><text:span text:style-name="T5">) but from thence will he come with numerous troops to place himself at/ the head of the tribes who shall divide heritage on the other side of the River,/ (Joshua Chap. 4</text:span><text:span text:style-name="T6">th.</text:span><text:span text:style-name="T5"> V. 12</text:span><text:span text:style-name="T6">th.</text:span><text:span text:style-name="T5">) <text:s/>He will not abandon them but faithful in his love for his brethren,/ he shall be the last to re-visit his homestead after the entire conquest of Palestine/ shall be accomplished (Joshua Chap. 22</text:span><text:span text:style-name="T6">nd</text:span><text:span text:style-name="T5"> V. 9</text:span><text:span text:style-name="T6">th</text:span><text:span text:style-name="T5">.)/</text:span></text:p>
      <text:p text:style-name="Standard"><text:span text:style-name="T5"><text:tab/>Luxuriantly will the olive-trees grow in the country of Asher, distant/ people shall wend their way to that fertile land in quest of its sweet product, On/ the delicacies of his soil Kings and princes will fare, and they shall pour their/ gold into his Treasuries (Talmud, Treatise Menahot Solis 85)./</text:span></text:p>
      <text:p text:style-name="Standard"><text:span text:style-name="T5"><text:tab/>I behold Naphtali like a speedy hind, ready to fly to battle at the first/ summons of the Prophetess, and on the summit of Mount Tabor he jeopardises/ his life to dart his shafts against the redoubtable host of Jabin (Judges Chap. 4</text:span><text:span text:style-name="T6">th</text:span><text:span text:style-name="T5">. V. 14.)/ <text:s/>He has routed it! freedom is restored to Israel! and joyfully he joins Deborah/ in the language of the Poets to celebrate the wondrous deeds of the Lord </text:span><text:soft-page-break/><text:span text:style-name="T5">(Judges Chap./ 5</text:span><text:span text:style-name="T6">th</text:span><text:span text:style-name="T5">. V. 1</text:span><text:span text:style-name="T6">st</text:span><text:span text:style-name="T5">.).-- <text:s/>How beautiful is Joseph, my beloved Son! like/ the branch of a fruit-bearing tree incessantly watered; like the shoot of a Tree/ widely spread, whose boughs extend along the wall.- <text:s/>And though Slavery em-/-bittered his life, though perfidious calumny pierced his heart like Arrows, though/</text:span></text:p>
      <text:p text:style-name="Standard"><text:span text:style-name="T5"/></text:p>
      <text:p text:style-name="Standard"><text:span text:style-name="T5">[Page 8]</text:span></text:p>
      <text:p text:style-name="Standard"><text:span text:style-name="T5">the unjust hatred of his brethren aimed at his destruction, yet he desponded not,/ assured of God's protection, his moral courage remained unflagged [inserted above: unshaken]; and by this/ faith in the Divine mercy he acquired new power, for the hands of the mighty/ one of Jacob were Mended to him, they raised him high in the land of his/ bondage, where he became the nourisher, the corner-stone of the House of Israel,/ (Genesis Chap 45</text:span><text:span text:style-name="T6">th</text:span><text:span text:style-name="T5"> v. 7</text:span><text:span text:style-name="T6">th</text:span><text:span text:style-name="T5">) <text:s/>O may the same God of thy Father never withdraw his help/ from thee O my Joseph! may the Almighty bless thee with propitious rains, and/ fertile irrigations; May thou never shed tears over the unripe death of thy/ children, nor lament the premature birth of thy offspring. <text:s/>Grant O God!/ that the blessings which thou didst vouchsafe to confer on me, when I was made/ confident of thy perpetual aid, when it was declared to me that I should spread/ abroad to the west and to the East, to the North and to the South, which promise/ exceeded all those conferred on my progenitors (Genesis Chap. 28</text:span><text:span text:style-name="T6">th.</text:span><text:span text:style-name="T5"> V. 14</text:span><text:span text:style-name="T6">th</text:span><text:span text:style-name="T5">) Grant O God! that/ these valuable blessings may be realized on Joseph, and rest on the crown of the/ head of him whom his Brothers recognized as their superior./</text:span></text:p>
      <text:p text:style-name="Standard"><text:span text:style-name="T5"><text:tab/>The morning dawn of independence from foreign yoke shall break/ forth over the hills of Benjamin, for out of his tribe the first monarch of Israel/ shall spring; (1</text:span><text:span text:style-name="T6">st</text:span><text:span text:style-name="T5">. Samuel Chap. 9</text:span><text:span text:style-name="T6">th</text:span><text:span text:style-name="T5">. V. 1</text:span><text:span text:style-name="T6">st.</text:span><text:span text:style-name="T5"> &amp; 2</text:span><text:span text:style-name="T6">nd</text:span><text:span text:style-name="T5">) he like a ravenous wolf shall spread terror/ abroad, he will also share the booty of the inveterate foes of the Hebrews, and with/ his might will consolidate his people into a compact Nation (1</text:span><text:span text:style-name="T6">st</text:span><text:span text:style-name="T5"> Saml. Chap. 14</text:span><text:span text:style-name="T6">th</text:span><text:span text:style-name="T5"> V. 46</text:span><text:span text:style-name="T6">th</text:span><text:span text:style-name="T5">/ 47</text:span><text:span text:style-name="T6">th</text:span><text:span text:style-name="T5"> &amp; 48</text:span><text:span text:style-name="T6">th</text:span><text:span text:style-name="T5">) But even when the Sun shall set in the horizon of Israel, and on the/ willows of Babylon the exiles of Judea shall hang their harps; a man out/ of Benjamin shall rise to their help: he will rescue them from the foul/ machinations of a wily minister, whose property he shall inherit; then tran-/quility shall ensue, for Mordecai the Benjamite when elevated to power will seek/ the welfare of his people and promote the peace of all his seed (Esther Chap. 10</text:span><text:span text:style-name="T6">th</text:span><text:span text:style-name="T5"> V. 3</text:span><text:span text:style-name="T6">rd</text:span><text:span text:style-name="T5">)/</text:span></text:p>
      <text:p text:style-name="Standard"><text:span text:style-name="T5"/></text:p>
      <text:p text:style-name="Standard"><text:span text:style-name="T5">[Page 9]</text:span></text:p>
      <text:p text:style-name="Standard"><text:span text:style-name="T5">The following 6 verses which complete the Chapter, are too obvious to require/ any further comment./</text:span></text:p>
      <text:p text:style-name="Standard"><text:span text:style-name="T5"><text:tab/>But ere I dismiss this subject, from which, though inadequately/ treated, you may have derived some useful information, I will even at the risk/ of being taxed with presumption, boldly put to you a question. <text:s/>Brethren! do/ you believe that the perusal of the English or any other modern version of the/ Bible, could have enlightened you on this obscure chapter of Genesis, or that/ they are able to unfold to you the recondite sense of many other pages of the/ inspired writings? <text:s/>You will answer that it is not your province to employ/ your time to that effect; Let them you will say whose mind is entirely devoted/ to literary researches, pursue that study, enough for us if we can recite and/ comprehend our habitual prayers.-- <text:s/>But, dear friends will it be through a/ knowledge so scanty that you shall learn the truths of God's holy word as/ revealed to his Servants the Prophets? will it be through so poor a knowledge/ that your faith shall become enlightened? <text:s/>You know, and it would be/ useless to conceal it, that the very predictions on which we base our future/ destination, have become weapons in the hands of our opponents, they strive to/ convince us that all those consoling promises that have cheered the heart of/ Israel amidst a gloomy thraldom, have long since been fulfilled, that we/ can hope for redemption by only flinging aside (to use their language) the/ veil which dims our sight. <text:s/>And how shall we be able to produce arguments/ against arguments, how can we prove the fallacy of their reasonings, unless/ endowed with a deeper knowledge than that which they possess? <text:s/>And/ whence shall we draw this knowledge, if we have not recourse to those vene-/rated volumes of our pious predecessors, whose profound learning has thrown/ a new and lovelier brilliancy upon the sacred pages? <text:s/>The productions of/</text:span></text:p>
      <text:p text:style-name="Standard"><text:soft-page-break/><text:span text:style-name="T5"/></text:p>
      <text:p text:style-name="Standard"><text:span text:style-name="T5">[Page 10]</text:span></text:p>
      <text:p text:style-name="Standard"><text:span text:style-name="T5">Abarbanel, of Kimhi, of Maimonides, who have emphatically and suc-/cessfully defended the cause of Judaism, are unknown to us, and yet/ although a blush will mount to our face when we have to acknowledge it/ to our Brethren of different creeds, nevertheless we cannot summon energy/ to amend our past heedless course, to remove this ignorance from among/ us by providing betimes for the religious instruction of a future generation./</text:span></text:p>
      <text:p text:style-name="Standard"><text:span text:style-name="T5"><text:tab/>Our hearts did glow with joy when we heard that a hebrew/ school was about to be established, and when we saw at its directions men/ of indefatigable zeal, we with sanguine hope watched its progress, antici-/pating a continual concourse of scholars, and a liberal pecuniary aid from/ our public.-- <text:s/>But alas! that our expectations have hitherto been frustrated!/ the efforts of few are crippled by the inertness of many; and whereas a compa-/ratively small contribution by the whole community, would have enabled/ this school in a short period to keep pace with other institutions of this en-/lightened metropolis, and encouraged its directors to take measures for a superior/ education in the hebrew department;--we now apprehend quite a contrary/ result, yes we fear our children will have also to reproach their parents/ for their want of knowledge in the language of their ancestors; Let it not/ be so beloved hearers; It is, believe me for a very sacred cause that I wish to/ enlist your sympathies; nay, this dwelling of God where we worship, these/ scrolls of the Law which we revere, are held by our Sages in a minor degree of/ sanctity than religious schools erected for the promotion of the word of God/ among the faithful.--Let me then entreat you with all the power of my/ soul, give us heartily a helping-hand tow'rds the attainment of so great, so/ holy an end, skew to our fellow-men of different belief that we alive to this/</text:span></text:p>
      <text:p text:style-name="Standard"><text:span text:style-name="T5"/></text:p>
      <text:p text:style-name="Standard"><text:span text:style-name="T5">[Page 11]</text:span></text:p>
      <text:p text:style-name="Standard"><text:span text:style-name="T5">essential object of rearing our children as it behoves[sic!] the descendants of our/ pious Father Jacob: Let our united labour prove to our brethren in distant/ lands that we also like them cherish the memorial of our Prophets and/ of our Teachers; not only by adhesion to their directions, but by disseminating/ their learning among all classes of our people, then, and then alone, we may/ consider ourselves the true worshippers[sic!] of God, for we shall have learnt to/ obey his immutable word in spirit as well as in outward form; then we/ shall be Israelites without guile for we shall have taught our offspring/ to glorify the blessed name name of the Lord; we shall have kindled in their/ soul the inextinguishable light of truth; it will guide their path, it will/ save them from external temptations; it will render them dutiful children,/ loving husbands, faithful citizens &amp; zealous Jews; then the Almighty God/ will pour his spirit upon our seed, and his blessing upon our offspring;/ "And they shall spring up as among grass, and as willows by the water/ courses." <text:s/>[Hebrew]/</text:span></text:p>
      <text:p text:style-name="Standard"><text:span text:style-name="T5"><text:tab/>Almighty God! <text:s/>Blessed be thou when thou benefitted[sic!] us,/ blessed be thou when thou inflictest punishment; Teach us only our/ Father to appreciate the former, and receive the latter as a condign/ retribution of our deeds:--but when we have humbled our spirit and/ come to thee for mercy--do not O Lord! withhold it from us.--/</text:span></text:p>
      <text:p text:style-name="Standard"><text:span text:style-name="T5"/></text:p>
      <text:p text:style-name="Standard"><text:span text:style-name="T5">[Page 12]</text:span></text:p>
      <text:p text:style-name="Standard"><text:span text:style-name="T5"><text:tab/>Truly distressed are we now heavenly Creator! for the cry of many/ has rent our hearts, we have beheld Sons mourning for their cherished mothers,/ Parents bewailing over the loss of their dear children, beloved wives that of/ their loving husbands: we have viewed the fruit of honest labor suddenly/ devoured, and the work of industry blighted by calamities./</text:span></text:p>
      <text:p text:style-name="Standard"><text:span text:style-name="T5"><text:tab/>Gracious God! let this our fervent prayer reach thy Throne, and/ accept Thou it according to thy endless goodness. <text:s/>Bid the messenger/ of thy wrath slay his hand, bind up the wounds which death has opened,/ and they shall speedily heal--Remove from us sadness and sorrow:/ guard us from pestilence, from indigence, and from fatal occurrences./ <text:s/>Let the light of thy countenance shine on the mourners </text:span><text:soft-page-break/><text:span text:style-name="T5">and on the sick,/ and grief will disappear. <text:s/>O grant us our petition thou fountain of/ blessing, and we shall sing thy praises in the land of the living for a/ length of day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4:41:25.46</meta:creation-date>
    <dc:date>2012-11-27T14:07:39.10</dc:date>
    <meta:editing-duration>PT3H15M5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8" meta:paragraph-count="108" meta:word-count="4093" meta:character-count="24079"/>
  </office:meta>
</office:document-meta>
</file>